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46cm" style:rel-column-width="6342*"/>
    </style:style>
    <style:style style:name="Traducciones_5f_Complicadas.B" style:display-name="Traducciones_Complicadas.B" style:family="table-column">
      <style:table-column-properties style:column-width="4.983cm" style:rel-column-width="19205*"/>
    </style:style>
    <style:style style:name="Traducciones_5f_Complicadas.C" style:display-name="Traducciones_Complicadas.C" style:family="table-column">
      <style:table-column-properties style:column-width="10.375cm" style:rel-column-width="39988*"/>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4"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5"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6"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7"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8" style:family="paragraph" style:parent-style-name="Table_20_Contents">
      <style:paragraph-properties fo:text-align="justify" style:justify-single-word="false" fo:background-color="transparent" style:shadow="none">
        <style:background-image/>
      </style:paragraph-properties>
    </style:style>
    <style:style style:name="P9" style:family="paragraph" style:parent-style-name="Table_20_Contents">
      <style:paragraph-properties fo:text-align="start" style:justify-single-word="false" fo:background-color="transparent" style:shadow="none">
        <style:background-image/>
      </style:paragraph-properties>
    </style:style>
    <style:style style:name="P10" style:family="paragraph" style:parent-style-name="Table_20_Contents">
      <style:paragraph-properties fo:text-align="justify" style:justify-single-word="false"/>
    </style:style>
    <style:style style:name="P11"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2" style:family="paragraph" style:parent-style-name="WW-Encabezado_20_del_20_índice">
      <style:paragraph-properties fo:margin-top="0.423cm" fo:margin-bottom="0.212cm"/>
    </style:style>
    <style:style style:name="P13" style:family="paragraph" style:parent-style-name="Heading_20_1">
      <style:paragraph-properties fo:break-before="page"/>
    </style:style>
    <style:style style:name="P14"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9" style:family="paragraph" style:parent-style-name="Text_20_body">
      <style:paragraph-properties fo:margin-left="0cm" fo:margin-right="0cm" fo:text-indent="0cm" style:auto-text-indent="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0"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21" style:family="paragraph" style:parent-style-name="Header">
      <style:paragraph-properties fo:text-align="center" style:justify-single-word="false"/>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
      <text:p text:style-name="P3"/>
      <text:p text:style-name="P3"/>
      <text:p text:style-name="P4"/>
      <text:p text:style-name="P4"/>
      <text:p text:style-name="P3"/>
      <text:p text:style-name="P3"/>
      <text:p text:style-name="P3"/>
      <text:p text:style-name="P3"/>
      <text:p text:style-name="P3"/>
      <text:p text:style-name="P3"/>
      <text:p text:style-name="P3"/>
      <text:p text:style-name="P3"/>
      <text:p text:style-name="P3"/>
      <text:p text:style-name="P3"><text:title>El modelado de objetos vs el modelado ER</text:title></text:p>
      <text:p text:style-name="P6"><text:subject>Traducción de Textos</text:subject></text:p>
      <text:p text:style-name="P7">Curso 2007/2008</text:p>
      <text:p text:style-name="P5"/>
      <text:p text:style-name="P5"/>
      <text:p text:style-name="P5"/>
      <text:p text:style-name="P5"/>
      <text:p text:style-name="P5"/>
      <text:p text:style-name="P5"/>
      <table:table table:name="Versiones" table:style-name="Versiones">
        <table:table-column table:style-name="Versiones.A"/>
        <table:table-column table:style-name="Versiones.B"/>
        <table:table-row>
          <table:table-cell table:style-name="Versiones.A1" office:value-type="string">
            <text:p text:style-name="P8">Versión</text:p>
          </table:table-cell>
          <table:table-cell table:style-name="Versiones.B1" office:value-type="string">
            <text:p text:style-name="P10">Cambio</text:p>
          </table:table-cell>
        </table:table-row>
        <table:table-row>
          <table:table-cell table:style-name="Versiones.A2" office:value-type="string">
            <text:p text:style-name="P8"><text:user-defined text:name="Versión">0.4</text:user-defined></text:p>
          </table:table-cell>
          <table:table-cell table:style-name="Versiones.B2" office:value-type="string">
            <text:p text:style-name="P10">Traducido el cuarto párrafo</text:p>
          </table:table-cell>
        </table:table-row>
        <table:table-row>
          <table:table-cell table:style-name="Versiones.A3" office:value-type="string">
            <text:p text:style-name="P9">0.3</text:p>
          </table:table-cell>
          <table:table-cell table:style-name="Versiones.B2" office:value-type="string">
            <text:p text:style-name="P10">Traducido el tercer párrafo</text:p>
          </table:table-cell>
        </table:table-row>
        <table:table-row>
          <table:table-cell table:style-name="Versiones.A2" office:value-type="string">
            <text:p text:style-name="P9">0.2</text:p>
          </table:table-cell>
          <table:table-cell table:style-name="Versiones.B2" office:value-type="string">
            <text:p text:style-name="P10">Traducido el segundo párrafo</text:p>
          </table:table-cell>
        </table:table-row>
      </table:table>
      <text:p text:style-name="P5"/>
      <text:p text:style-name="P11">Autor:</text:p>
      <text:p text:style-name="P11"><text:user-defined text:name="Autor">Rubén Paje del Pino</text:user-defined></text:p>
      <text:p text:style-name="P11"/>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6">1. Traducción del texto<text:tab/>3</text:p>
          <text:p text:style-name="P17">1.1 Primer párrafo (sin corregir)<text:tab/>3</text:p>
          <text:p text:style-name="P17">1.2 Segundo párrafo (sin corregir)<text:tab/>3</text:p>
          <text:p text:style-name="P17">1.3 Tercer párrafo (sin corregir)<text:tab/>3</text:p>
          <text:p text:style-name="P17">1.4 Cuarto párrafo (sin corregir)<text:tab/>3</text:p>
          <text:p text:style-name="P16">2. Explicación a algunas de las traducciones más complicadas<text:tab/>4</text:p>
        </text:index-body>
      </text:table-of-content>
      <text:p text:style-name="P12"/>
      <text:section text:style-name="Sect4" text:name="Área2">
        <text:h text:style-name="P13" text:outline-level="1">1. Traducción del texto</text:h>
        <text:h text:style-name="Heading_20_2" text:outline-level="2">1.1 Primer párrafo (corregido en 5-XI-07)</text:h>
        <text:p text:style-name="P5">Los primeros métodos que había para modelar datos se diseñaron para simplificar la construcción de bases de datos relacionales. Dichos métodos están enfocados en la representación de entidades y relaciones, que podrían ser implementadas al final mediante tablas en una base de datos relacional. Los atributos de cada entidad son columnas en una tabla, y las relaciones entre entidades son claves foráneas (con una tabla se apunta a otra) o tablas que intersectan (contienen claves de dos o más tablas relacionadas).</text:p>
        <text:p text:style-name="P5"/>
        <text:h text:style-name="P14" text:outline-level="2">1.2 Segundo párrafo (corregido en 5-XI-07)</text:h>
        <text:p text:style-name="P5">El análisis y diseño orientado a objetos está más orientado a procesos que a un flujo de datos. Se definen los objetos por sus métodos (basados en sus casos de uso son documentados durante el análisis), y las relaciones entre objetos representan interacciones, generalmente se describen como respuestas de servicios desde un objeto a otro. La información requerida para representar un objetos está definida como parte de dicho objeto y está disponible para los otros objetos con sólo pedirlo. </text:p>
        <text:p text:style-name="P5"/>
        <text:h text:style-name="P14" text:outline-level="2">1.3 Tercer párrafo (sin corregir)</text:h>
        <text:p text:style-name="P5">La debilidad de cada aproximación es exactamente la fortaleza de la otra. La flaqueza del modelo entidad relación (ER) es que no describe los procesos, estos modelos deben ser aumentados para incorporar los modelos de procesos, las matrices de crear/recibir/actualizar/borrar (CRUD), y otros diseño de plantillas que contienen las características de la actividad o del modelo de negocio que la base de datos debe contener. La flaqueza del modelado de objetos es la conexión directa a la esquemática de la base de datos, tanto que proveen una pequeña guía respecto a la construcción de la base de datos.</text:p>
        <text:p text:style-name="P5"/>
        <text:h text:style-name="P14" text:outline-level="2">1.4 Cuarto párrafo (sin corregir)</text:h>
        <text:p text:style-name="P5">La semántica de los sistemas de modelado de datos de Kroenke utiliza los objetos para acercarnos al nivel conceptual, representando la semántica de los objetos que pueden ser descritos como una combinación de datos y atributos orientados a sus acciones. La ventaja del modelo de Kroenke es el desarrollo de herramientas que automatizan el esquema de las bases de datos y hasta de la aplicación (por ejemplo, la forma de entrada y salida y las acciones desde un tipo de objeto a otro) desde una descripción de un usuario desarrollada desde la semántica de objetos. El énfasis en las semánticas es anterior que en las tablas que pone el diseño de decisiones en mano de analistas de negocios y usuarios más que en los programadores. Esto tiene como resultado que las aplicaciones y bases de datos resultantes son más sencillas de comprender y cambiar.</text:p>
        <text:p text:style-name="P5"/>
        <text:p text:style-name="P5"/>
        <text:h text:style-name="Heading_20_1" text:outline-level="1"><text:soft-page-break/>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Early approaches to data modelling were designed to simplify</text:p>
            </table:table-cell>
            <table:table-cell table:style-name="Traducciones_5f_Complicadas.C2" office:value-type="string">
              <text:p text:style-name="P15">Los primeros métodos que había para modelar datos se diseñaron para simplificar (transposi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Object-oriented analysis and design takes a process-oriented approach rather than a data-oriented one</text:p>
            </table:table-cell>
            <table:table-cell table:style-name="Traducciones_5f_Complicadas.C2" office:value-type="string">
              <text:p text:style-name="P15">El análisis y diseño orientado a objetos está más orientado a procesos que a un flujo de datos (modulación)</text:p>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behaviour</text:p>
            </table:table-cell>
            <table:table-cell table:style-name="Traducciones_5f_Complicadas.C2" office:value-type="string">
              <text:p text:style-name="Table_20_Contents">métodos (modulación utilizando la traducción técnica)</text:p>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so much models must to be augmented by process models</text:p>
            </table:table-cell>
            <table:table-cell table:style-name="Traducciones_5f_Complicadas.C2" office:value-type="string">
              <text:p text:style-name="P15">estos modelos deben ser aumentados para incorporar los modelos de procesos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P15">Kroenke's Semantic Object Modeling system uses an object approach at the conceptual level</text:p>
            </table:table-cell>
            <table:table-cell table:style-name="Traducciones_5f_Complicadas.C2" office:value-type="string">
              <text:p text:style-name="P15">La semántica de los sistemas de modelado de datos de Kroenke utiliza los objetos para acercarnos al nivel conceptual (transposi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Kroenke's goal</text:p>
            </table:table-cell>
            <table:table-cell table:style-name="Traducciones_5f_Complicadas.C2" office:value-type="string">
              <text:p text:style-name="P15">La ventaja del modelo de Kroenke (explicitación)</text:p>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from a user's description of the semantic objects involved</text:p>
            </table:table-cell>
            <table:table-cell table:style-name="Traducciones_5f_Complicadas.C2" office:value-type="string">
              <text:p text:style-name="P15">desde una descripción de un usuario desarrollada desde la semántica de objetos (transposición)</text:p>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68cm" fo:margin-left="0cm" fo:margin-right="0cm" fo:margin-bottom="0.87cm" style:dynamic-spacing="true"/>
      </style:header-style>
      <style:footer-style>
        <style:header-footer-properties fo:min-height="0.968cm" fo:margin-left="0cm" fo:margin-right="0cm" fo:margin-top="0.87cm"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El modelado de objetos vs el modelado ER</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Footer"><text:span text:style-name="T1">Número de texto: </text:span><text:span text:style-name="T1"><text:user-defined text:name="Texto">6</text:user-defined></text:span></text:p>
          <text:p text:style-name="P2">Última revisión:<text:user-defined text:name="Última Revisión">5-XI-07</text:user-defined></text:p>
          <text:p text:style-name="P2">Versión: <text:user-defined text:name="Versión">0.4</text:user-defined></text:p>
          <text:p text:style-name="Footer"><text:span text:style-name="T1">Página </text:span><text:span text:style-name="T1"><text:page-number style:num-format="1" text:select-page="current">2</text:page-number></text:span><text:span text:style-name="T1"> de </text:span><text:span text:style-name="T1"><text:page-count style:num-format="1">4</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 modelado de objetos vs el modelado ER</dc:title>
    <dc:description>Comparativa de modelado de datos</dc:description>
    <dc:subject>Traducción de Textos</dc:subject>
    <dc:date>2007-11-06T00:53:28</dc:date>
    <meta:print-date>2007-11-04T20:47:53</meta:print-date>
    <meta:keyword>Modelado de objetos vs Modelado ER</meta:keyword>
    <meta:keyword>Rosario Plaza</meta:keyword>
    <meta:keyword>rplaza@fi.upm.es</meta:keyword>
    <meta:editing-cycles>213</meta:editing-cycles>
    <meta:editing-duration>PT15H10M19S</meta:editing-duration>
    <meta:user-defined meta:name="Autor">Rubén Paje del Pino</meta:user-defined>
    <meta:user-defined meta:name="Versión">0.4</meta:user-defined>
    <meta:user-defined meta:name="Texto">6</meta:user-defined>
    <meta:user-defined meta:name="Última Revisión">5-XI-07</meta:user-defined>
    <meta:document-statistic meta:table-count="2" meta:image-count="0" meta:object-count="0" meta:page-count="4" meta:paragraph-count="61" meta:word-count="680" meta:character-count="4199"/>
  </office:meta>
</office:document-meta>
</file>